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adeb" officeooo:paragraph-rsid="001eadeb"/>
    </style:style>
    <style:style style:name="T1" style:family="text">
      <style:text-properties officeooo:rsid="002066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qui nesta pasta 3qubits_ibmqx2, temos 3 qubits, 150 circuitos com sorteio aleatório de 4 portas por qubit.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11:05:41.285284621</meta:creation-date>
    <dc:date>2020-06-23T15:13:32.725917556</dc:date>
    <meta:editing-duration>PT2M2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7" meta:character-count="108" meta:non-whitespace-character-count="91"/>
  </office:meta>
</office:document-meta>
</file>